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10" manifest:media-type=""/>
  <manifest:file-entry manifest:full-path="meta.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1673b"/>
    </style:style>
    <style:style style:name="P2" style:family="paragraph" style:parent-style-name="Standard">
      <style:text-properties officeooo:paragraph-rsid="001d1b80"/>
    </style:style>
    <style:style style:name="P3" style:family="paragraph">
      <style:paragraph-properties fo:text-align="center"/>
      <style:text-properties fo:font-size="12pt"/>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vertical-rel="page" style:horizontal-pos="from-left" style:horizontal-rel="page" draw:ole-draw-aspect="1"/>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Object10" text:anchor-type="page" text:anchor-page-number="1" svg:x="6.1898in" svg:y="-0.5709in" svg:width="1.0307in" svg:height="0.3764in" draw:z-index="40">
        <draw:object xlink:href="./Object 10" xlink:type="simple" xlink:show="embed" xlink:actuate="onLoad"/>
        <draw:image xlink:href="./ObjectReplacements/Object 10" xlink:type="simple" xlink:show="embed" xlink:actuate="onLoad"/>
      </draw:frame>
      <text:p text:style-name="P1"><draw:frame draw:style-name="fr1" draw:name="Object1" text:anchor-type="as-char" svg:y="-0.3098in" svg:width="7.5346in" svg:height="0.5689in" draw:z-index="1"><draw:object xlink:href="./Object 1" xlink:type="simple" xlink:show="embed" xlink:actuate="onLoad"/><draw:image xlink:href="./ObjectReplacements/Object 1" xlink:type="simple" xlink:show="embed" xlink:actuate="onLoad"/></draw:frame></text:p>
      <text:p text:style-name="P1"/>
      <text:p text:style-name="P1"/>
      <text:p text:style-name="P1"><draw:frame draw:style-name="fr1" draw:name="Object2" text:anchor-type="as-char" svg:y="-0.3138in" svg:width="7.7661in" svg:height="0.5689in" draw:z-index="0"><draw:object xlink:href="./Object 2" xlink:type="simple" xlink:show="embed" xlink:actuate="onLoad"/><draw:image xlink:href="./ObjectReplacements/Object 2" xlink:type="simple" xlink:show="embed" xlink:actuate="onLoad"/></draw:frame></text:p>
      <text:p text:style-name="Standard"/>
      <text:p text:style-name="Standard"><draw:frame draw:style-name="fr1" draw:name="Object3" text:anchor-type="as-char" svg:y="-0.5063in" svg:width="7.4665in" svg:height="0.9528in" draw:z-index="2"><draw:object xlink:href="./Object 3" xlink:type="simple" xlink:show="embed" xlink:actuate="onLoad"/><draw:image xlink:href="./ObjectReplacements/Object 3" xlink:type="simple" xlink:show="embed" xlink:actuate="onLoad"/></draw:frame></text:p>
      <text:p text:style-name="Standard"/>
      <text:p text:style-name="Standard"><draw:frame draw:style-name="fr1" draw:name="Object4" text:anchor-type="as-char" svg:y="-0.9256in" svg:width="5.2902in" svg:height="1.7925in" draw:z-index="3"><draw:object xlink:href="./Object 4" xlink:type="simple" xlink:show="embed" xlink:actuate="onLoad"/><draw:image xlink:href="./ObjectReplacements/Object 4" xlink:type="simple" xlink:show="embed" xlink:actuate="onLoad"/></draw:frame></text:p>
      <text:p text:style-name="Standard"/>
      <text:p text:style-name="Standard"><draw:frame draw:style-name="fr1" draw:name="Object5" text:anchor-type="as-char" svg:y="-1.0217in" svg:width="7.4728in" svg:height="1.9839in" draw:z-index="4"><draw:object xlink:href="./Object 5" xlink:type="simple" xlink:show="embed" xlink:actuate="onLoad"/><draw:image xlink:href="./ObjectReplacements/Object 5" xlink:type="simple" xlink:show="embed" xlink:actuate="onLoad"/></draw:frame></text:p>
      <text:p text:style-name="Standard"/>
      <text:p text:style-name="Standard"><text:soft-page-break/><draw:frame draw:style-name="fr1" draw:name="Object6" text:anchor-type="as-char" svg:y="-1.2744in" svg:width="7.4728in" svg:height="2.4898in" draw:z-index="5"><draw:object xlink:href="./Object 6" xlink:type="simple" xlink:show="embed" xlink:actuate="onLoad"/><draw:image xlink:href="./ObjectReplacements/Object 6" xlink:type="simple" xlink:show="embed" xlink:actuate="onLoad"/></draw:frame></text:p>
      <text:p text:style-name="Standard"/>
      <text:p text:style-name="Standard"/>
      <text:p text:style-name="Standard"><draw:frame draw:style-name="fr1" draw:name="Object7" text:anchor-type="as-char" svg:y="-0.1484in" svg:width="6.0063in" svg:height="0.1839in" draw:z-index="6"><draw:object xlink:href="./Object 7" xlink:type="simple" xlink:show="embed" xlink:actuate="onLoad"/><draw:image xlink:href="./ObjectReplacements/Object 7" xlink:type="simple" xlink:show="embed" xlink:actuate="onLoad"/></draw:frame></text:p>
      <text:p text:style-name="P2"><draw:frame draw:style-name="fr1" draw:name="Object8" text:anchor-type="as-char" svg:y="-0.1484in" svg:width="3.4035in" svg:height="0.1839in" draw:z-index="7"><draw:object xlink:href="./Object 8" xlink:type="simple" xlink:show="embed" xlink:actuate="onLoad"/><draw:image xlink:href="./ObjectReplacements/Object 8" xlink:type="simple" xlink:show="embed" xlink:actuate="onLoad"/></draw:frame></text:p>
      <text:p text:style-name="P2"/>
      <text:p text:style-name="P2"/>
      <text:p text:style-name="P2"/>
      <text:p text:style-name="P2"/>
      <text:p text:style-name="P2"/>
      <text:p text:style-name="P2"><draw:line text:anchor-type="paragraph" draw:z-index="9" draw:name="Shape1" draw:style-name="gr1" draw:text-style-name="P3" svg:x1="2.5248in" svg:y1="0.2126in" svg:x2="2.5138in" svg:y2="0.3689in"><text:p/></draw:line><draw:line text:anchor-type="paragraph" draw:z-index="10" draw:name="Shape1" draw:style-name="gr1" draw:text-style-name="P3" svg:x1="2.4937in" svg:y1="0.5957in" svg:x2="2.4827in" svg:y2="0.752in"><text:p/></draw:line><draw:line text:anchor-type="paragraph" draw:z-index="11" draw:name="Shape1" draw:style-name="gr1" draw:text-style-name="P3" svg:x1="2.4937in" svg:y1="0.9626in" svg:x2="2.4827in" svg:y2="1.1189in"><text:p/></draw:line><draw:line text:anchor-type="paragraph" draw:z-index="12" draw:name="Shape1" draw:style-name="gr1" draw:text-style-name="P3" svg:x1="1.8685in" svg:y1="2.1083in" svg:x2="1.8575in" svg:y2="2.2646in"><text:p/></draw:line><draw:line text:anchor-type="paragraph" draw:z-index="13" draw:name="Shape1" draw:style-name="gr1" draw:text-style-name="P3" svg:x1="2.4626in" svg:y1="1.3689in" svg:x2="2.4516in" svg:y2="1.5252in"><text:p/></draw:line><draw:line text:anchor-type="paragraph" draw:z-index="14" draw:name="Shape1" draw:style-name="gr1" draw:text-style-name="P3" svg:x1="0.5354in" svg:y1="3.2646in" svg:x2="0.5244in" svg:y2="3.4209in"><text:p/></draw:line><draw:line text:anchor-type="paragraph" draw:z-index="15" draw:name="Shape1" draw:style-name="gr1" draw:text-style-name="P3" svg:x1="2.5665in" svg:y1="2.9102in" svg:x2="2.5555in" svg:y2="3.0665in"><text:p/></draw:line><draw:line text:anchor-type="paragraph" draw:z-index="16" draw:name="Shape1" draw:style-name="gr1" draw:text-style-name="P3" svg:x1="1.1181in" svg:y1="2.8898in" svg:x2="1.1071in" svg:y2="3.0461in"><text:p/></draw:line><draw:line text:anchor-type="paragraph" draw:z-index="17" draw:name="Shape1" draw:style-name="gr1" draw:text-style-name="P3" svg:x1="1.7539in" svg:y1="2.8583in" svg:x2="1.7429in" svg:y2="3.0146in"><text:p/></draw:line><draw:line text:anchor-type="paragraph" draw:z-index="18" draw:name="Shape1" draw:style-name="gr1" draw:text-style-name="P3" svg:x1="5.0874in" svg:y1="2.5146in" svg:x2="5.0764in" svg:y2="2.6709in"><text:p/></draw:line><draw:line text:anchor-type="paragraph" draw:z-index="19" draw:name="Shape1" draw:style-name="gr1" draw:text-style-name="P3" svg:x1="5.0874in" svg:y1="2.1189in" svg:x2="5.0764in" svg:y2="2.2752in"><text:p/></draw:line><draw:line text:anchor-type="paragraph" draw:z-index="20" draw:name="Shape1" draw:style-name="gr1" draw:text-style-name="P3" svg:x1="2.1394in" svg:y1="3.6291in" svg:x2="2.1283in" svg:y2="3.7854in"><text:p/></draw:line><draw:line text:anchor-type="paragraph" draw:z-index="21" draw:name="Shape1" draw:style-name="gr1" draw:text-style-name="P3" svg:x1="2.1185in" svg:y1="4.0354in" svg:x2="2.1075in" svg:y2="4.1917in"><text:p/></draw:line><draw:line text:anchor-type="paragraph" draw:z-index="22" draw:name="Shape1" draw:style-name="gr1" draw:text-style-name="P3" svg:x1="2.1602in" svg:y1="4.4311in" svg:x2="2.1492in" svg:y2="4.5874in"><text:p/></draw:line><draw:line text:anchor-type="paragraph" draw:z-index="23" draw:name="Shape1" draw:style-name="gr1" draw:text-style-name="P3" svg:x1="2.1394in" svg:y1="4.8165in" svg:x2="2.1283in" svg:y2="4.9728in"><text:p/></draw:line><draw:line text:anchor-type="paragraph" draw:z-index="24" draw:name="Shape1" draw:style-name="gr1" draw:text-style-name="P3" svg:x1="1.6709in" svg:y1="5.5772in" svg:x2="1.6598in" svg:y2="5.7335in"><text:p/></draw:line><draw:line text:anchor-type="paragraph" draw:z-index="25" draw:name="Shape1" draw:style-name="gr1" draw:text-style-name="P3" svg:x1="2.7539in" svg:y1="5.5874in" svg:x2="2.7429in" svg:y2="5.7437in"><text:p/></draw:line><draw:line text:anchor-type="paragraph" draw:z-index="26" draw:name="Shape1" draw:style-name="gr1" draw:text-style-name="P3" svg:x1="2.8894in" svg:y1="5.9626in" svg:x2="2.8783in" svg:y2="6.1189in"><text:p/></draw:line><draw:line text:anchor-type="paragraph" draw:z-index="27" draw:name="Shape1" draw:style-name="gr1" draw:text-style-name="P3" svg:x1="1.7437in" svg:y1="5.9626in" svg:x2="1.7327in" svg:y2="6.1189in"><text:p/></draw:line><draw:line text:anchor-type="paragraph" draw:z-index="28" draw:name="Shape1" draw:style-name="gr1" draw:text-style-name="P3" svg:x1="1.7748in" svg:y1="6.348in" svg:x2="1.7638in" svg:y2="6.5043in"><text:p/></draw:line><draw:line text:anchor-type="paragraph" draw:z-index="29" draw:name="Shape1" draw:style-name="gr1" draw:text-style-name="P3" svg:x1="2.9in" svg:y1="6.3374in" svg:x2="2.889in" svg:y2="6.4937in"><text:p/></draw:line><draw:line text:anchor-type="paragraph" draw:z-index="30" draw:name="Shape1" draw:style-name="gr1" draw:text-style-name="P3" svg:x1="2.1394in" svg:y1="5.2126in" svg:x2="2.1283in" svg:y2="5.3689in"><text:p/></draw:line><draw:line text:anchor-type="paragraph" draw:z-index="31" draw:name="Shape1" draw:style-name="gr1" draw:text-style-name="P3" svg:x1="2.1398in" svg:y1="5.2126in" svg:x2="1.6807in" svg:y2="5.3583in"><text:p/></draw:line><draw:line text:anchor-type="paragraph" draw:z-index="32" draw:name="Shape1" draw:style-name="gr1" draw:text-style-name="P3" svg:x1="2.4311in" svg:y1="1.7646in" svg:x2="3.2327in" svg:y2="1.9417in"><text:p/></draw:line><draw:line text:anchor-type="paragraph" draw:z-index="33" draw:name="Shape1" draw:style-name="gr1" draw:text-style-name="P3" svg:x1="2.1398in" svg:y1="5.2126in" svg:x2="2.7433in" svg:y2="5.3689in"><text:p/></draw:line><draw:line text:anchor-type="paragraph" draw:z-index="34" draw:name="Shape1" draw:style-name="gr1" draw:text-style-name="P3" svg:x1="2.4315in" svg:y1="1.7646in" svg:x2="1.889in" svg:y2="1.9311in"><text:p/></draw:line><draw:line text:anchor-type="paragraph" draw:z-index="35" draw:name="Shape1" draw:style-name="gr1" draw:text-style-name="P3" svg:x1="2.4311in" svg:y1="1.7646in" svg:x2="5.0657in" svg:y2="1.9209in"><text:p/></draw:line><draw:line text:anchor-type="paragraph" draw:z-index="36" draw:name="Shape1" draw:style-name="gr1" draw:text-style-name="P3" svg:x1="1.8272in" svg:y1="2.4937in" svg:x2="1.1492in" svg:y2="2.6811in"><text:p/></draw:line><draw:line text:anchor-type="paragraph" draw:z-index="37" draw:name="Shape1" draw:style-name="gr1" draw:text-style-name="P3" svg:x1="1.8272in" svg:y1="2.4937in" svg:x2="1.8161in" svg:y2="2.65in"><text:p/></draw:line><draw:line text:anchor-type="paragraph" draw:z-index="38" draw:name="Shape1" draw:style-name="gr1" draw:text-style-name="P3" svg:x1="1.8161in" svg:y1="2.4937in" svg:x2="2.5244in" svg:y2="2.6811in"><text:p/></draw:line><draw:line text:anchor-type="paragraph" draw:z-index="39" draw:name="Shape1" draw:style-name="gr1" draw:text-style-name="P3" svg:x1="0.4626in" svg:y1="3.6602in" svg:x2="0.4516in" svg:y2="3.8165in"><text:p/></draw:line><text:soft-page-break/><draw:frame draw:style-name="fr2" draw:name="Object9" text:anchor-type="as-char" svg:y="-3.3874in" svg:width="5.3654in" svg:height="6.7165in" draw:z-index="8"><draw:object xlink:href="./Object 9" xlink:type="simple" xlink:show="embed" xlink:actuate="onLoad"/><draw:image xlink:href="./ObjectReplacements/Object 9"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13:02:34.063354443</meta:creation-date>
    <dc:date>2019-03-10T20:37:22.311903500</dc:date>
    <meta:editing-duration>PT55S</meta:editing-duration>
    <meta:editing-cycles>2</meta:editing-cycles>
    <meta:generator>LibreOffice/6.2.1.2$Linux_X86_64 LibreOffice_project/fa33febaab1da9290dbe6ea4e22bb3a13e549cc4</meta:generator>
    <meta:document-statistic meta:table-count="0" meta:image-count="0" meta:object-count="10" meta:page-count="3" meta:paragraph-count="9" meta:word-count="0" meta:character-count="0" meta:non-whitespace-character-count="0"/>
  </office:meta>
</office:document-meta>
</file>

<file path=Object 1/content.xml><?xml version="1.0" encoding="utf-8"?>
<math xmlns="http://www.w3.org/1998/Math/MathML" display="block">
  <semantics>
    <mtable>
      <mtr>
        <mtd>
          <mtext>1. When might you want the compiler to ignore type differences in an expression?</mtext>
        </mtd>
      </mtr>
      <mtr>
        <mtd>
          <mtext>- Consider an expression that has an integer plus or minus a double. We would want the outcome to be a double.</mtext>
        </mtd>
      </mtr>
      <mtr>
        <mtd>
          <mtext>  Thus, having the compiler ignore the type difference if this came is more bemeficial.</mtext>
        </mtd>
      </mtr>
    </mtable>
    <annotation encoding="StarMath 5.0">"1. When might you want the compiler to ignore type differences in an expression?" newline
"- Consider an expression that has an integer plus or minus a double. We would want the outcome to be a double."
newline
"  Thus, having the compiler ignore the type difference if this came is more bemeficial." </annotation>
  </semantics>
</math>
</file>

<file path=Object 10/content.xml><?xml version="1.0" encoding="utf-8"?>
<math xmlns="http://www.w3.org/1998/Math/MathML" display="block">
  <semantics>
    <mtable>
      <mtr>
        <mtd>
          <mrow>
            <mi mathvariant="italic">Justin</mi>
            <mi mathvariant="italic">Keeling</mi>
          </mrow>
        </mtd>
      </mtr>
      <mtr>
        <mtd>
          <mrow>
            <mi mathvariant="italic">Chap</mi>
            <mn>7</mn>
            <mi mathvariant="italic">Hw</mi>
          </mrow>
        </mtd>
      </mtr>
    </mtable>
    <annotation encoding="StarMath 5.0">Justin Keeling
newline
Chap 7 Hw</annotation>
  </semantics>
</math>
</file>

<file path=Object 2/content.xml><?xml version="1.0" encoding="utf-8"?>
<math xmlns="http://www.w3.org/1998/Math/MathML" display="block">
  <semantics>
    <mtable>
      <mtr>
        <mtd>
          <mtext>7. Describe a situation in which the add operator in a programming language would not be commutative.</mtext>
        </mtd>
      </mtr>
      <mtr>
        <mtd>
          <mtext>-  A case in which the add operator in a programming language is not commutative would be the concatenation of </mtext>
        </mtd>
      </mtr>
      <mtr>
        <mtd>
          <mtext>two strings. One sequence that two strings are concatnated differs than the other sequence they can be concatenated</mtext>
        </mtd>
      </mtr>
    </mtable>
    <annotation encoding="StarMath 5.0">"7. Describe a situation in which the add operator in a programming language would not be commutative."
newline
"-  A case in which the add operator in a programming language is not commutative would be the concatenation of "
newline
"two strings. One sequence that two strings are concatnated differs than the other sequence they can be concatenated"</annotation>
  </semantics>
</math>
</file>

<file path=Object 3/content.xml><?xml version="1.0" encoding="utf-8"?>
<math xmlns="http://www.w3.org/1998/Math/MathML" display="block">
  <semantics>
    <mtable>
      <mtr>
        <mtd>
          <mtext>8. Describe a situation in which the add operator in a programming language would not be associative.</mtext>
        </mtd>
      </mtr>
      <mtr>
        <mtd>
          <mtext>- A scenario where summing integers together such that they result in an overflow or underflow would not be</mtext>
        </mtd>
      </mtr>
      <mtr>
        <mtd>
          <mtext> associative. The order in which the summation you do first, if there are more than two integers being summed,</mtext>
        </mtd>
      </mtr>
      <mtr>
        <mtd>
          <mtext>can change the output. For example, if the first two integers resulted in an overflow if summed first, would be</mtext>
        </mtd>
      </mtr>
      <mtr>
        <mtd>
          <mtext> different (if assuming the third integer is negative) rather if the second and third were summed first.</mtext>
        </mtd>
      </mtr>
    </mtable>
    <annotation encoding="StarMath 5.0">"8. Describe a situation in which the add operator in a programming language would not be associative."
newline
"- A scenario where summing integers together such that they result in an overflow or underflow would not be" 
newline
" associative. The order in which the summation you do first, if there are more than two integers being summed,"
newline
"can change the output. For example, if the first two integers resulted in an overflow if summed first, would be"
newline
" different (if assuming the third integer is negative) rather if the second and third were summed first."</annotation>
  </semantics>
</math>
</file>

<file path=Object 4/content.xml><?xml version="1.0" encoding="utf-8"?>
<math xmlns="http://www.w3.org/1998/Math/MathML" display="block">
  <semantics>
    <mtable>
      <mtr>
        <mtd>
          <mtext>9. Assume the following rules of associativity and precedence for expressions:</mtext>
        </mtd>
      </mtr>
      <mtr>
        <mtd>
          <mtext>B) a * (b - 1) / c mod d</mtext>
        </mtd>
      </mtr>
      <mtr>
        <mtd>
          <mrow>
            <msup>
              <mtext>    ( ( ( a * ( b - 1 )</mtext>
              <mn>1</mn>
            </msup>
            <msup>
              <mtext> )</mtext>
              <mn>2</mn>
            </msup>
            <msup>
              <mtext> / c )</mtext>
              <mn>3</mn>
            </msup>
            <msup>
              <mtext> mod d )</mtext>
              <mn>4</mn>
            </msup>
          </mrow>
        </mtd>
      </mtr>
      <mtr>
        <mtd>
          <mrow/>
        </mtd>
      </mtr>
      <mtr>
        <mtd>
          <mtext>D.     -a or c = d and e</mtext>
        </mtd>
      </mtr>
      <mtr>
        <mtd>
          <mrow>
            <msup>
              <mtext>( ( -a )</mtext>
              <mn>1</mn>
            </msup>
            <msup>
              <mtext> or  ( ( c = d )</mtext>
              <mn>2</mn>
            </msup>
            <msup>
              <mtext>and e )</mtext>
              <mn>3</mn>
            </msup>
            <msup>
              <mtext> )</mtext>
              <mn>4</mn>
            </msup>
          </mrow>
        </mtd>
      </mtr>
      <mtr>
        <mtd>
          <mrow/>
        </mtd>
      </mtr>
      <mtr>
        <mtd>
          <mtext>F.      -a + b</mtext>
        </mtd>
      </mtr>
      <mtr>
        <mtd>
          <mrow>
            <msup>
              <mtext>    ( - ( a + b )</mtext>
              <mn>1</mn>
            </msup>
            <msup>
              <mtext>)</mtext>
              <mn>2</mn>
            </msup>
          </mrow>
        </mtd>
      </mtr>
    </mtable>
    <annotation encoding="StarMath 5.0">"9. Assume the following rules of associativity and precedence for expressions:"
newline
"B) a * (b - 1) / c mod d"
newline
"    ( ( ( a * ( b - 1 )"^1 " )"^2 " / c )"^3 " mod d )"^4
newline newline

"D.     -a or c = d and e"
newline
"( ( -a )" ^1 " or  ( ( c = d )"^2 "and e )"^3 " )"^4
newline newline
"F.      -a + b" 
newline
"    ( - ( a + b )"^1")"^2</annotation>
  </semantics>
</math>
</file>

<file path=Object 5/content.xml><?xml version="1.0" encoding="utf-8"?>
<math xmlns="http://www.w3.org/1998/Math/MathML" display="block">
  <semantics>
    <mtable>
      <mtr>
        <mtd>
          <mtext>10.   Show the order of evaluation of the expressions of Problem 9, assuming that there are no precedence rules</mtext>
        </mtd>
      </mtr>
      <mtr>
        <mtd>
          <mtext>        and all operators associate right to left.</mtext>
        </mtd>
      </mtr>
      <mtr>
        <mtd>
          <mtext>B) a * (b - 1) / c mod d</mtext>
        </mtd>
      </mtr>
      <mtr>
        <mtd>
          <mrow>
            <msup>
              <mtext>    ( a * ( ( b - 1 )</mtext>
              <mn>1</mn>
            </msup>
            <msup>
              <mtext> / ( c mod d ) </mtext>
              <mn>2</mn>
            </msup>
            <msup>
              <mtext>)</mtext>
              <mn>3</mn>
            </msup>
            <msup>
              <mtext> )</mtext>
              <mn>4</mn>
            </msup>
          </mrow>
        </mtd>
      </mtr>
      <mtr>
        <mtd>
          <mrow/>
        </mtd>
      </mtr>
      <mtr>
        <mtd>
          <mtext>D.     -a or c = d and e</mtext>
        </mtd>
      </mtr>
      <mtr>
        <mtd>
          <mrow>
            <msup>
              <mtext>      ( - ( a or (c = ( d and e )</mtext>
              <mn>1</mn>
            </msup>
            <msup>
              <mtext> )</mtext>
              <mn>2</mn>
            </msup>
            <msup>
              <mtext> )</mtext>
              <mn>3</mn>
            </msup>
            <msup>
              <mtext> )</mtext>
              <mn>4</mn>
            </msup>
          </mrow>
        </mtd>
      </mtr>
      <mtr>
        <mtd>
          <mrow/>
        </mtd>
      </mtr>
      <mtr>
        <mtd>
          <mtext>F.      -a + b</mtext>
        </mtd>
      </mtr>
      <mtr>
        <mtd>
          <mrow>
            <msup>
              <mtext>      ( - ( a + b )</mtext>
              <mn>1</mn>
            </msup>
            <msup>
              <mtext> )</mtext>
              <mn>2</mn>
            </msup>
          </mrow>
        </mtd>
      </mtr>
    </mtable>
    <annotation encoding="StarMath 5.0">"10.   Show the order of evaluation of the expressions of Problem 9, assuming that there are no precedence rules"
newline
"        and all operators associate right to left."
newline
"B) a * (b - 1) / c mod d" 
newline
"    ( a * ( ( b - 1 )"^1 " / ( c mod d ) "^2")"^3" )"^4
newline newline
"D.     -a or c = d and e"
newline
"      ( - ( a or (c = ( d and e )" ^1" )"^2" )"^3" )"^4
newline newline
"F.      -a + b" 
newline
"      ( - ( a + b )"^1 " )"^2

</annotation>
  </semantics>
</math>
</file>

<file path=Object 6/content.xml><?xml version="1.0" encoding="utf-8"?>
<math xmlns="http://www.w3.org/1998/Math/MathML" display="block">
  <semantics>
    <mtable>
      <mtr>
        <mtd>
          <mtext>11. Write a BNF description of the precedence and associativity rules defined for the expressions in Problem 9.</mtext>
        </mtd>
      </mtr>
      <mtr>
        <mtd>
          <mtext>      Assume the only operands are the names a,b,c,d, and e.</mtext>
        </mtd>
      </mtr>
      <mtr>
        <mtd>
          <mtext>      Lowest to Highest Precedence Operators In BDF description:</mtext>
        </mtd>
      </mtr>
      <mtr>
        <mtd>
          <mtext>       &lt;stmt&gt; :: &lt;expression&gt; or &lt;or&gt; | &lt;expression&gt; xor &lt;or&gt; | &lt;or&gt;</mtext>
        </mtd>
      </mtr>
      <mtr>
        <mtd>
          <mtext>       &lt;or&gt; :: &lt;or&gt; and &lt;and&gt; | &lt;and&gt;</mtext>
        </mtd>
      </mtr>
      <mtr>
        <mtd>
          <mtext>       &lt;and&gt; :: &lt;and&gt; = &lt;e1&gt; | &lt;and&gt; /= &lt;e1&gt; | &lt;and&gt; &lt; &lt;e1&gt; | &lt;and&gt; &lt;= &lt;e1&gt; | &lt;and&gt;  &gt;= &lt;e1&gt; | &lt;and&gt; &gt; e1&gt; </mtext>
        </mtd>
      </mtr>
      <mtr>
        <mtd>
          <mtext>                     | &lt;e1&gt;</mtext>
        </mtd>
      </mtr>
      <mtr>
        <mtd>
          <mtext>       &lt;e1&gt; :: -&lt;unary&gt; | &lt;unary&gt;</mtext>
        </mtd>
      </mtr>
      <mtr>
        <mtd>
          <mtext>       &lt;unary&gt; :: &lt;unary&gt; + &lt;e2&gt; | &lt;unary&gt; - &lt;e2&gt; | &lt;unary&gt; &amp; &lt;e2&gt; | &lt;unary&gt; mod &lt;e2&gt; | &lt;e2&gt;</mtext>
        </mtd>
      </mtr>
      <mtr>
        <mtd>
          <mtext>       &lt;e2&gt; :: &lt;e2&gt; * &lt;factor&gt; | &lt;e2&gt; / &lt;factor&gt; | not &lt;factor&gt; | &lt;factor&gt;</mtext>
        </mtd>
      </mtr>
      <mtr>
        <mtd>
          <mtext>       &lt;factor&gt; :: ( &lt;e1&gt; ) | &lt;operand&gt;</mtext>
        </mtd>
      </mtr>
      <mtr>
        <mtd>
          <mtext>       &lt;operand&gt; :: a | b | c | d | e | const | (&lt;stmt&gt;)</mtext>
        </mtd>
      </mtr>
    </mtable>
    <annotation encoding="StarMath 5.0">"11. Write a BNF description of the precedence and associativity rules defined for the expressions in Problem 9." newline"      Assume the only operands are the names a,b,c,d, and e." 
newline
"      Lowest to Highest Precedence Operators In BDF description:" newline 
"       &lt;stmt&gt; :: &lt;expression&gt; or &lt;or&gt; | &lt;expression&gt; xor &lt;or&gt; | &lt;or&gt;" newline
"       &lt;or&gt; :: &lt;or&gt; and &lt;and&gt; | &lt;and&gt;"  newline
"       &lt;and&gt; :: &lt;and&gt; = &lt;e1&gt; | &lt;and&gt; /= &lt;e1&gt; | &lt;and&gt; &lt; &lt;e1&gt; | &lt;and&gt; &lt;= &lt;e1&gt; | &lt;and&gt;  &gt;= &lt;e1&gt; | &lt;and&gt; &gt; e1&gt; " newline "                     | &lt;e1&gt;" newline 
"       &lt;e1&gt; :: -&lt;unary&gt; | &lt;unary&gt;" newline
"       &lt;unary&gt; :: &lt;unary&gt; + &lt;e2&gt; | &lt;unary&gt; - &lt;e2&gt; | &lt;unary&gt; &amp; &lt;e2&gt; | &lt;unary&gt; mod &lt;e2&gt; | &lt;e2&gt;" newline
"       &lt;e2&gt; :: &lt;e2&gt; * &lt;factor&gt; | &lt;e2&gt; / &lt;factor&gt; | not &lt;factor&gt; | &lt;factor&gt;" newline
"       &lt;factor&gt; :: ( &lt;e1&gt; ) | &lt;operand&gt;" newline 
"       &lt;operand&gt; :: a | b | c | d | e | const | (&lt;stmt&gt;)" newline
</annotation>
  </semantics>
</math>
</file>

<file path=Object 7/content.xml><?xml version="1.0" encoding="utf-8"?>
<math xmlns="http://www.w3.org/1998/Math/MathML" display="block">
  <semantics>
    <mtext>12. Using the grammar of Problem 11, draw parse trees for the expressions of Problem 9.</mtext>
    <annotation encoding="StarMath 5.0">"12. Using the grammar of Problem 11, draw parse trees for the expressions of Problem 9."
</annotation>
  </semantics>
</math>
</file>

<file path=Object 8/content.xml><?xml version="1.0" encoding="utf-8"?>
<math xmlns="http://www.w3.org/1998/Math/MathML" display="block">
  <semantics>
    <mtext>B)                                            a * (b - 1) / c mod d</mtext>
    <annotation encoding="StarMath 5.0">"B)                                            a * (b - 1) / c mod d" </annotation>
  </semantics>
</math>
</file>

<file path=Object 9/content.xml><?xml version="1.0" encoding="utf-8"?>
<math xmlns="http://www.w3.org/1998/Math/MathML" display="block">
  <semantics>
    <mtable>
      <mtr>
        <mtd>
          <mtext>                                                    &lt;stmt&gt;</mtext>
        </mtd>
      </mtr>
      <mtr>
        <mtd>
          <mrow/>
        </mtd>
      </mtr>
      <mtr>
        <mtd>
          <mtext>                                                     &lt;or&gt;</mtext>
        </mtd>
      </mtr>
      <mtr>
        <mtd>
          <mrow/>
        </mtd>
      </mtr>
      <mtr>
        <mtd>
          <mtext>                                                    &lt;and&gt;</mtext>
        </mtd>
      </mtr>
      <mtr>
        <mtd>
          <mrow/>
        </mtd>
      </mtr>
      <mtr>
        <mtd>
          <mtext>                                                    &lt;e1&gt;</mtext>
        </mtd>
      </mtr>
      <mtr>
        <mtd>
          <mrow/>
        </mtd>
      </mtr>
      <mtr>
        <mtd>
          <mtext>                                                 &lt;unary&gt;</mtext>
        </mtd>
      </mtr>
      <mtr>
        <mtd>
          <mrow/>
        </mtd>
      </mtr>
      <mtr>
        <mtd>
          <mtext>                                   &lt;unary&gt;                      mod                                     &lt;e2&gt;</mtext>
        </mtd>
      </mtr>
      <mtr>
        <mtd>
          <mrow/>
        </mtd>
      </mtr>
      <mtr>
        <mtd>
          <mtext>                                  &lt;unary&gt;                                                              &lt;operand&gt;</mtext>
        </mtd>
      </mtr>
      <mtr>
        <mtd>
          <mrow/>
        </mtd>
      </mtr>
      <mtr>
        <mtd>
          <mtext>                   &lt;e2&gt;            /        &lt;operand&gt;                                                   d</mtext>
        </mtd>
      </mtr>
      <mtr>
        <mtd>
          <mrow/>
        </mtd>
      </mtr>
      <mtr>
        <mtd>
          <mtext>      &lt;e2&gt;        *       &lt;factor&gt;            c</mtext>
        </mtd>
      </mtr>
      <mtr>
        <mtd>
          <mrow/>
        </mtd>
      </mtr>
      <mtr>
        <mtd>
          <mtext>&lt;opperand&gt;                     (&lt;factor&gt;)</mtext>
        </mtd>
      </mtr>
      <mtr>
        <mtd>
          <mrow/>
        </mtd>
      </mtr>
      <mtr>
        <mtd>
          <mtext>      a                                        &lt;or&gt;</mtext>
        </mtd>
      </mtr>
      <mtr>
        <mtd>
          <mrow/>
        </mtd>
      </mtr>
      <mtr>
        <mtd>
          <mtext>                                           &lt;and&gt;</mtext>
        </mtd>
      </mtr>
      <mtr>
        <mtd>
          <mrow/>
        </mtd>
      </mtr>
      <mtr>
        <mtd>
          <mtext>                                            &lt;e1&gt;</mtext>
        </mtd>
      </mtr>
      <mtr>
        <mtd>
          <mrow/>
        </mtd>
      </mtr>
      <mtr>
        <mtd>
          <mtext>                                         &lt;unary&gt;</mtext>
        </mtd>
      </mtr>
      <mtr>
        <mtd>
          <mrow/>
        </mtd>
      </mtr>
      <mtr>
        <mtd>
          <mtext>                                 &lt;e2&gt;      -       &lt;unary&gt;</mtext>
        </mtd>
      </mtr>
      <mtr>
        <mtd>
          <mrow/>
        </mtd>
      </mtr>
      <mtr>
        <mtd>
          <mtext>                               &lt;unary&gt;             &lt;operand&gt;</mtext>
        </mtd>
      </mtr>
      <mtr>
        <mtd>
          <mrow/>
        </mtd>
      </mtr>
      <mtr>
        <mtd>
          <mtext>                               &lt;operand&gt;             const</mtext>
        </mtd>
      </mtr>
      <mtr>
        <mtd>
          <mrow/>
        </mtd>
      </mtr>
      <mtr>
        <mtd>
          <mtext>                                      b                         1</mtext>
        </mtd>
      </mtr>
    </mtable>
    <annotation encoding="StarMath 5.0">"                                                    &lt;stmt&gt;" newline newline
"                                                     &lt;or&gt;" newline newline
"                                                    &lt;and&gt;"
newline newline
"                                                    &lt;e1&gt;" 
newline newline
"                                                 &lt;unary&gt;"
newline newline
"                                   &lt;unary&gt;                      mod                                     &lt;e2&gt;" 
newline newline
"                                  &lt;unary&gt;                                                              &lt;operand&gt;"
newline newline
"                   &lt;e2&gt;            /        &lt;operand&gt;                                                   d" newline newline
"      &lt;e2&gt;        *       &lt;factor&gt;            c" newline newline
"&lt;opperand&gt;                     (&lt;factor&gt;)" newline newline
"      a                                        &lt;or&gt;"newline newline
"                                           &lt;and&gt;"newline newline
"                                            &lt;e1&gt;"newline newline
"                                         &lt;unary&gt;" newline newline
"                                 &lt;e2&gt;      -       &lt;unary&gt;" newline newline
"                               &lt;unary&gt;             &lt;operand&gt;" newline newline
"                               &lt;operand&gt;             const"newline newline
"                                      b                         1"         </annotation>
  </semantics>
</math>
</file>